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4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5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c452f" style:font-style-asian="normal" style:font-style-complex="normal"/>
    </style:style>
    <style:style style:name="T74" style:family="text">
      <style:text-properties fo:font-style="normal" officeooo:rsid="028de7bf" style:font-style-asian="normal" style:font-style-complex="normal"/>
    </style:style>
    <style:style style:name="T75" style:family="text">
      <style:text-properties fo:font-style="normal" officeooo:rsid="028f8279" style:font-style-asian="normal" style:font-style-complex="normal"/>
    </style:style>
    <style:style style:name="T76" style:family="text">
      <style:text-properties fo:font-style="normal" officeooo:rsid="0292ce8a" style:font-style-asian="normal" style:font-style-complex="normal"/>
    </style:style>
    <style:style style:name="T77" style:family="text">
      <style:text-properties fo:font-style="normal" officeooo:rsid="02945ecb" style:font-style-asian="normal" style:font-style-complex="normal"/>
    </style:style>
    <style:style style:name="T78" style:family="text">
      <style:text-properties fo:font-style="normal" officeooo:rsid="02956305" style:font-style-asian="normal" style:font-style-complex="normal"/>
    </style:style>
    <style:style style:name="T79" style:family="text">
      <style:text-properties fo:font-style="normal" officeooo:rsid="02967211" style:font-style-asian="normal" style:font-style-complex="normal"/>
    </style:style>
    <style:style style:name="T80" style:family="text">
      <style:text-properties fo:font-style="normal" officeooo:rsid="02987cfc" style:font-style-asian="normal" style:font-style-complex="normal"/>
    </style:style>
    <style:style style:name="T81" style:family="text">
      <style:text-properties officeooo:rsid="000a14f6"/>
    </style:style>
    <style:style style:name="T82" style:family="text">
      <style:text-properties officeooo:rsid="005714b7"/>
    </style:style>
    <style:style style:name="T83" style:family="text">
      <style:text-properties officeooo:rsid="00880dbe"/>
    </style:style>
    <style:style style:name="T84" style:family="text">
      <style:text-properties officeooo:rsid="007c6d62"/>
    </style:style>
    <style:style style:name="T85" style:family="text">
      <style:text-properties officeooo:rsid="01c4f176"/>
    </style:style>
    <style:style style:name="T86" style:family="text">
      <style:text-properties officeooo:rsid="03b4652d"/>
    </style:style>
    <style:style style:name="T87" style:family="text">
      <style:text-properties officeooo:rsid="04b50477"/>
    </style:style>
    <style:style style:name="T88" style:family="text">
      <style:text-properties officeooo:rsid="0473a949"/>
    </style:style>
    <style:style style:name="T89" style:family="text">
      <style:text-properties officeooo:rsid="0387836c"/>
    </style:style>
    <style:style style:name="T90" style:family="text">
      <style:text-properties officeooo:rsid="0003a8b9"/>
    </style:style>
    <style:style style:name="T91" style:family="text">
      <style:text-properties officeooo:rsid="01dff054"/>
    </style:style>
    <style:style style:name="T92" style:family="text">
      <style:text-properties officeooo:rsid="023c6ef8"/>
    </style:style>
    <style:style style:name="T93" style:family="text">
      <style:text-properties officeooo:rsid="023d2c84"/>
    </style:style>
    <style:style style:name="T94" style:family="text">
      <style:text-properties officeooo:rsid="023d86f1"/>
    </style:style>
    <style:style style:name="T95" style:family="text">
      <style:text-properties officeooo:rsid="023e4245"/>
    </style:style>
    <style:style style:name="T96" style:family="text">
      <style:text-properties style:font-name="EB Garamond 12 All SC"/>
    </style:style>
    <style:style style:name="T97" style:family="text">
      <style:text-properties style:font-name="EB Garamond 12 All SC" officeooo:rsid="055cbe0b"/>
    </style:style>
    <style:style style:name="T98" style:family="text">
      <style:text-properties officeooo:rsid="024586dc"/>
    </style:style>
    <style:style style:name="T99" style:family="text">
      <style:text-properties officeooo:rsid="02401e75"/>
    </style:style>
    <style:style style:name="T100" style:family="text">
      <style:text-properties officeooo:rsid="0245bf04"/>
    </style:style>
    <style:style style:name="T101" style:family="text">
      <style:text-properties officeooo:rsid="02466572"/>
    </style:style>
    <style:style style:name="T102" style:family="text">
      <style:text-properties officeooo:rsid="024700b6"/>
    </style:style>
    <style:style style:name="T103" style:family="text">
      <style:text-properties officeooo:rsid="024a2d97"/>
    </style:style>
    <style:style style:name="T104" style:family="text">
      <style:text-properties officeooo:rsid="024d1a04"/>
    </style:style>
    <style:style style:name="T105" style:family="text">
      <style:text-properties officeooo:rsid="024d6712"/>
    </style:style>
    <style:style style:name="T106" style:family="text">
      <style:text-properties officeooo:rsid="024dd5a4"/>
    </style:style>
    <style:style style:name="T107" style:family="text">
      <style:text-properties officeooo:rsid="02514054"/>
    </style:style>
    <style:style style:name="T108" style:family="text">
      <style:text-properties officeooo:rsid="0252e546"/>
    </style:style>
    <style:style style:name="T109" style:family="text">
      <style:text-properties officeooo:rsid="0253b40f"/>
    </style:style>
    <style:style style:name="T110" style:family="text">
      <style:text-properties officeooo:rsid="02587135"/>
    </style:style>
    <style:style style:name="T111" style:family="text">
      <style:text-properties officeooo:rsid="02566ff5"/>
    </style:style>
    <style:style style:name="T112" style:family="text">
      <style:text-properties officeooo:rsid="025ac7b9"/>
    </style:style>
    <style:style style:name="T113" style:family="text">
      <style:text-properties officeooo:rsid="025eb8fe"/>
    </style:style>
    <style:style style:name="T114" style:family="text">
      <style:text-properties officeooo:rsid="025ed6cf"/>
    </style:style>
    <style:style style:name="T115" style:family="text">
      <style:text-properties officeooo:rsid="025f2152"/>
    </style:style>
    <style:style style:name="T116" style:family="text">
      <style:text-properties officeooo:rsid="0260d016"/>
    </style:style>
    <style:style style:name="T117" style:family="text">
      <style:text-properties officeooo:rsid="02628e6a"/>
    </style:style>
    <style:style style:name="T118" style:family="text">
      <style:text-properties officeooo:rsid="026315e0"/>
    </style:style>
    <style:style style:name="T119" style:family="text">
      <style:text-properties officeooo:rsid="02662f79"/>
    </style:style>
    <style:style style:name="T120" style:family="text">
      <style:text-properties officeooo:rsid="02666dfa"/>
    </style:style>
    <style:style style:name="T121" style:family="text">
      <style:text-properties officeooo:rsid="02696437"/>
    </style:style>
    <style:style style:name="T122" style:family="text">
      <style:text-properties officeooo:rsid="026d186b"/>
    </style:style>
    <style:style style:name="T123" style:family="text">
      <style:text-properties officeooo:rsid="026f9756"/>
    </style:style>
    <style:style style:name="T124" style:family="text">
      <style:text-properties officeooo:rsid="0270f581"/>
    </style:style>
    <style:style style:name="T125" style:family="text">
      <style:text-properties officeooo:rsid="0273708b"/>
    </style:style>
    <style:style style:name="T126" style:family="text">
      <style:text-properties officeooo:rsid="02785990"/>
    </style:style>
    <style:style style:name="T127" style:family="text">
      <style:text-properties officeooo:rsid="027a1a23"/>
    </style:style>
    <style:style style:name="T128" style:family="text">
      <style:text-properties officeooo:rsid="027bd518"/>
    </style:style>
    <style:style style:name="T129" style:family="text">
      <style:text-properties officeooo:rsid="027be5f8"/>
    </style:style>
    <style:style style:name="T130" style:family="text">
      <style:text-properties officeooo:rsid="027c920e"/>
    </style:style>
    <style:style style:name="T131" style:family="text">
      <style:text-properties officeooo:rsid="027da0df"/>
    </style:style>
    <style:style style:name="T132" style:family="text">
      <style:text-properties officeooo:rsid="02824bd7"/>
    </style:style>
    <style:style style:name="T133" style:family="text">
      <style:text-properties officeooo:rsid="0282ffed"/>
    </style:style>
    <style:style style:name="T134" style:family="text">
      <style:text-properties officeooo:rsid="02840ccf"/>
    </style:style>
    <style:style style:name="T135" style:family="text">
      <style:text-properties officeooo:rsid="02858ce8"/>
    </style:style>
    <style:style style:name="T136" style:family="text">
      <style:text-properties officeooo:rsid="028c452f"/>
    </style:style>
    <style:style style:name="T137" style:family="text">
      <style:text-properties officeooo:rsid="028d08d3"/>
    </style:style>
    <style:style style:name="T138" style:family="text">
      <style:text-properties officeooo:rsid="028f8279"/>
    </style:style>
    <style:style style:name="T139" style:family="text">
      <style:text-properties officeooo:rsid="029899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85">Esser-</text:span>Skala, 201<text:span text:style-name="T85">9</text:span></text:p>
      <text:p text:style-name="P17"/>
      <text:p text:style-name="P17"/>
      <text:p text:style-name="P10">© 201<text:span text:style-name="T85">9</text:span> by Wolfgang <text:span text:style-name="T85">Esser-</text:span>Skala. This edition is licensed under the Creative Commons Attribution<text:span text:style-name="T83">-NonCommercial-ShareAlike</text:span> 4.0 International License. To view a copy of this license, visit http://creativecommons.org/licenses/by<text:span text:style-name="T84">-nc-sa</text:span>/4.0/. </text:p>
      <text:p text:style-name="P9"/>
      <text:p text:style-name="P11">Music engraving by LilyPond 2.18.0 (http://www.lilypond.org).<text:span text:style-name="T82"><text:line-break/>Front matter</text:span> typeset with EB Garamond (http://www.georgduffner.at/ebgaramond).</text:p>
      <text:p text:style-name="P17"/>
      <text:p text:style-name="P8">First <text:span text:style-name="T85">version</text:span>, <text:span text:style-name="T93">December</text:span> 201<text:span text:style-name="T85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7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92">https://digital.staatsbibliothek-berlin.de/werkansicht/?PPN=PPN72904369X<text:line-break/><text:tab/></text:span>(siglum<text:span text:style-name="T88"> </text:span>Mus.<text:span text:style-name="T92">ms. 18711/1</text:span>)</text:p>
      <text:p text:style-name="P3"/>
      <text:p text:style-name="P2">In general, this edition closely follows the <text:span text:style-name="T89">manuscript</text:span>. Any changes <text:span text:style-name="T81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55">In the manuscript, bass figures generally only appear in recitatives and chorals (1.1; 1.2; 1.4; 1.6; 2.1; bars 14 and 15 of 2.2; 2.6; <text:span text:style-name="T42">bars 1</text:span><text:span text:style-name="T62">, 2, </text:span><text:span text:style-name="T63">6</text:span><text:span text:style-name="T64"> to 10,</text:span><text:span text:style-name="T65"> and 45 to 48 </text:span><text:span text:style-name="T6">of 2.8; </text:span>2.9; 3.1; <text:span text:style-name="T42">bars 1</text:span><text:span text:style-name="T62">, 2, </text:span><text:span text:style-name="T78">and </text:span><text:span text:style-name="T79">10</text:span><text:span text:style-name="T6"> of 3.3</text:span>), but not in the remaining movements (1.3, 1.5, 1.7, 2.3 to 2.5, 2.7, 3.2)<text:span text:style-name="T139">. The latter bass figures were added by the editor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80"><text:tab/></text:span><text:span text:style-name="T11"><text:tab/></text:span><text:span text:style-name="T9"><text:note text:id="ftn1" text:note-class="footnote"><text:note-citation>1</text:note-citation><text:note-body><text:p text:style-name="P24">Abbreviations: Ms, manuscript;<text:span text:style-name="T92"> </text:span>org, organ; <text:span text:style-name="T91">r, rest; </text:span>vl, violin<text:span text:style-name="T91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90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86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97">e</text:span><text:span text:style-name="T96"> r s t e r <text:s text:c="2"/>T H e i l</text:span></text:p>
      <text:p text:style-name="P12"/>
      <text:p text:style-name="P13">Act: 1<text:span text:style-name="T112">.</text:span></text:p>
      <text:p text:style-name="P12"/>
      <text:p text:style-name="P25">1<text:span text:style-name="T95">.1</text:span><text:tab/>Choral: Der Du voll Blut und Wunden<text:tab/>1<text:line-break/><text:line-break/><text:span text:style-name="T94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99">1.2<text:tab/>Recitativ: Wohin eilt ganz Juda ſo früh?<text:tab/>1</text:span><text:span text:style-name="T17"><text:line-break/><text:line-break/></text:span><text:span text:style-name="T98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00">Blind-</text:span><text:span text:style-name="T18"><text:tab/>Weißeſt du nicht die Geſchichte dieſer Nacht?<text:line-break/></text:span><text:span text:style-name="T100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01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02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102">1</text:span>.3<text:span text:style-name="T110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110"><text:tab/></text:span>Recitativ: Und darum verklagten ihn<text:span text:style-name="T104"> die Väter</text:span>?<text:tab/>1<text:span text:style-name="T22"><text:line-break/><text:line-break/></text:span><text:span text:style-name="T103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105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106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106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7">Judas</text:span><text:span text:style-name="T26"><text:tab/>Ha! Er leidet– weil ich ihn verrieth.</text:span></text:p>
      <text:p text:style-name="P28"/>
      <text:p text:style-name="P28"/>
      <text:p text:style-name="P30"><text:span text:style-name="T107">1.5<text:tab/>Aria: Wer faßt die Zahl<text:tab/>1</text:span><text:span text:style-name="T27"><text:line-break/><text:line-break/></text:span><text:span text:style-name="T108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109">1</text:span>.6<text:span text:style-name="T110"><text:tab/></text:span>Recitativ:<text:span text:style-name="T110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111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7"/>
      <text:p text:style-name="P47"/>
      <text:p text:style-name="P49">❦</text:p>
      <text:p text:style-name="P33"/>
      <text:p text:style-name="P33"/>
      <text:p text:style-name="P51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13">Fremdling</text:span><text:span text:style-name="T35"><text:tab/>Alles Volk iſt in Bewegung.</text:span><text:span text:style-name="T36"><text:line-break/><text:line-break/><text:line-break/></text:span><text:soft-page-break/><text:span text:style-name="T114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15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16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7">Pilatus</text:span><text:span text:style-name="T40"><text:tab/>Redet! wen ſoll ich euch geben?<text:line-break/><text:tab/>Jeſus oder Barrabas?</text:span><text:span text:style-name="T41"><text:line-break/><text:line-break/></text:span><text:span text:style-name="T118">Chor des Volks</text:span><text:span text:style-name="T41"><text:tab/>Barrabas, Barrabas!<text:line-break/><text:line-break/></text:span><text:span text:style-name="T118">Pilatus</text:span><text:span text:style-name="T41"><text:tab/>Was mach ich mit dieſem Jeſu?</text:span></text:p>
      <text:p text:style-name="P34"/>
      <text:p text:style-name="P34"/>
      <text:p text:style-name="P37">2.2<text:tab/>Chor: Kreutzigen laß ihn<text:tab/>1<text:line-break/><text:line-break/>Chor d<text:span text:style-name="T119">es</text:span> Volks<text:span text:style-name="T6"><text:tab/>Kreutzigen laß ihn</text:span><text:span text:style-name="T44">.</text:span><text:span text:style-name="T43"><text:line-break/><text:line-break/></text:span><text:span text:style-name="T119">Pilatus</text:span><text:span text:style-name="T43"><text:tab/>Er iſt nicht des Todes ſchuldig!<text:line-break/><text:line-break/></text:span>Chor d<text:span text:style-name="T119">es</text:span> Volks<text:span text:style-name="T6"><text:tab/>Kreutzigen laß ihn</text:span><text:span text:style-name="T44">.</text:span></text:p>
      <text:p text:style-name="P37"/>
      <text:p text:style-name="P37"/>
      <text:p text:style-name="P38"><text:span text:style-name="T120">2</text:span>.3<text:tab/>Aria<text:span text:style-name="T121">, Chor</text:span>: <text:span text:style-name="T122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21">Chor des Volks</text:span><text:span text:style-name="T46"><text:tab/>Über uns komme ſein Blut<text:line-break/><text:tab/>und über unſre Kinder.</text:span></text:p>
      <text:p text:style-name="P53">2.4<text:span text:style-name="T122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9"/>
      <text:p text:style-name="P39"/>
      <text:p text:style-name="P40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23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0"/>
      <text:p text:style-name="P40"/>
      <text:p text:style-name="P41"><text:span text:style-name="T124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25">Fremdling</text:span><text:span text:style-name="T52"><text:tab/>Wo iſt Jeſus?<text:line-break/><text:line-break/></text:span><text:span text:style-name="T125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1"/>
      <text:p text:style-name="P41"/>
      <text:p text:style-name="P42"><text:span text:style-name="T125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26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7">Blindgeb.</text:span><text:span text:style-name="T57"><text:tab/>Jhr, die ihr keinen Frevel ſcheuet,</text:span><text:span text:style-name="T58"><text:line-break/><text:line-break/></text:span><text:span text:style-name="T128">Fremdling</text:span><text:span text:style-name="T58"><text:tab/>ihr, die ihr euch des Frevels freuet,</text:span><text:span text:style-name="T59"><text:line-break/><text:line-break/></text:span><text:soft-page-break/><text:span text:style-name="T129">beide</text:span><text:span text:style-name="T59"><text:tab/>ihr wißt nicht, wen ihr ſchmäht.</text:span><text:span text:style-name="T60"><text:line-break/><text:line-break/></text:span><text:span text:style-name="T130">Blindgeb.</text:span><text:span text:style-name="T60"><text:tab/>Jhn rächet einſt der Gott der Götter.<text:line-break/><text:line-break/></text:span><text:span text:style-name="T130">Fremdling</text:span><text:span text:style-name="T60"><text:tab/>Er rufet einſt in einem Wetter:</text:span><text:span text:style-name="T61"><text:line-break/><text:line-break/></text:span><text:span text:style-name="T131">beide</text:span><text:span text:style-name="T61"><text:tab/>Wo iſt, o Juda, dein Prophet?</text:span></text:p>
      <text:p text:style-name="P42"/>
      <text:p text:style-name="P42"/>
      <text:p text:style-name="P43"><text:span text:style-name="T131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32">Chor der</text:span><text:span text:style-name="T66"><text:tab/>Kreutzige ihn</text:span><text:span text:style-name="T67">,</text:span><text:span text:style-name="T66"><text:line-break/></text:span><text:span text:style-name="T132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33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34">Chor der</text:span><text:span text:style-name="T69"><text:tab/>Läßeſt du dieſen l</text:span><text:span text:style-name="T72">o</text:span><text:span text:style-name="T69">s,<text:line-break/></text:span><text:span text:style-name="T134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35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3"/>
      <text:p text:style-name="P43"/>
      <text:p text:style-name="P44"><text:span text:style-name="T135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48"/>
      <text:p text:style-name="P48"/>
      <text:p text:style-name="P50">❦</text:p>
      <text:p text:style-name="P35"/>
      <text:p text:style-name="P35"/>
      <text:p text:style-name="P52">Act: <text:span text:style-name="T136">3</text:span>.</text:p>
      <text:p text:style-name="P35"/>
      <text:p text:style-name="P36"><text:span text:style-name="T136">3</text:span>.1<text:tab/>Recitativ<text:span text:style-name="T137">, Arioso</text:span>: <text:span text:style-name="T136">Sie führen! ach! ſie führen ihn zum Tode<text:tab/>1</text:span><text:span text:style-name="T73"><text:line-break/><text:line-break/></text:span><text:span text:style-name="T136">Blindgeb.</text:span><text:span text:style-name="T74"><text:tab/>Sie führen! ach! ſie führen ihn zum Tode!<text:line-break/><text:tab/>Er ſoll ſterben, er, den ich ſagen hörte:<text:line-break/><text:tab/></text:span><text:span text:style-name="T75">„</text:span><text:span text:style-name="T74">Einſt kommt die Stunde, in welcher alle,<text:line-break/><text:tab/>die in den ſtillen Gräbern ſchlafen,<text:line-break/><text:tab/>des Menſchenſohnes Stimme hören<text:line-break/><text:tab/>und gehn hervor.</text:span><text:span text:style-name="T75">“</text:span></text:p>
      <text:p text:style-name="P36"/>
      <text:p text:style-name="P36"/>
      <text:p text:style-name="P45"><text:span text:style-name="T138">3</text:span>.2<text:tab/>Aria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6"> N</text:span><text:span text:style-name="T6">acht nicht decken,<text:line-break/><text:tab/>der die Todten wird erwecken.</text:span></text:p>
      <text:p text:style-name="P45"/>
      <text:p text:style-name="P45"/>
      <text:p text:style-name="P46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7T12:14:43.956255191</dc:date>
    <dc:creator>Wolfgang Skala</dc:creator>
    <meta:editing-duration>P6DT19H25M59S</meta:editing-duration>
    <meta:editing-cycles>615</meta:editing-cycles>
    <meta:generator>LibreOffice/4.2.8.2$Linux_X86_64 LibreOffice_project/420m0$Build-2</meta:generator>
    <meta:document-statistic meta:table-count="0" meta:image-count="1" meta:object-count="0" meta:page-count="9" meta:paragraph-count="41" meta:word-count="1804" meta:character-count="11121" meta:non-whitespace-character-count="9112"/>
  </office:meta>
</office:document-meta>
</file>